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9.78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row table:style-name="ro1">
          <table:table-cell office:value-type="string">
            <text:p>ITEM</text:p>
          </table:table-cell>
          <table:table-cell office:value-type="string">
            <text:p>PRICE</text:p>
          </table:table-cell>
          <table:table-cell office:value-type="string">
            <text:p>DISPLAY</text:p>
          </table:table-cell>
          <table:table-cell office:value-type="string">
            <text:p>RETINA</text:p>
          </table:table-cell>
          <table:table-cell office:value-type="string">
            <text:p>CPU</text:p>
          </table:table-cell>
          <table:table-cell office:value-type="string">
            <text:p>CORE</text:p>
          </table:table-cell>
          <table:table-cell office:value-type="string">
            <text:p>MEM</text:p>
          </table:table-cell>
          <table:table-cell office:value-type="string">
            <text:p>SSD</text:p>
          </table:table-cell>
          <table:table-cell office:value-type="string">
            <text:p>SUMMARY</text:p>
          </table:table-cell>
          <table:table-cell office:value-type="string">
            <text:p>STEP</text:p>
          </table:table-cell>
          <table:table-cell office:value-type="string">
            <text:p>EXCEL</text:p>
          </table:table-cell>
        </table:table-row>
        <table:table-row table:style-name="ro2">
          <table:table-cell office:value-type="string">
            <text:p>MacBook Pro Retinaディスプレイ 2200/15.4 MGXA2J/A</text:p>
          </table:table-cell>
          <table:table-cell office:value-type="float" office:value="176989">
            <text:p>176989</text:p>
          </table:table-cell>
          <table:table-cell office:value-type="float" office:value="15.4">
            <text:p>15.4</text:p>
          </table:table-cell>
          <table:table-cell office:value-type="float" office:value="1">
            <text:p>1</text:p>
          </table:table-cell>
          <table:table-cell office:value-type="float" office:value="2200">
            <text:p>2200</text:p>
          </table:table-cell>
          <table:table-cell office:value-type="float" office:value="4">
            <text:p>4</text:p>
          </table:table-cell>
          <table:table-cell office:value-type="float" office:value="16000">
            <text:p>16000</text:p>
          </table:table-cell>
          <table:table-cell office:value-type="float" office:value="256">
            <text:p>256</text:p>
          </table:table-cell>
          <table:table-cell table:formula="of:=[.E2]*27.307+[.F2]*28389.394+[.G2]*1.206+[.H2]*66.256-19840.669" office:value-type="float" office:value="190049.843">
            <text:p>190049.843</text:p>
          </table:table-cell>
          <table:table-cell table:formula="of:=[.E2]*30.85+[.F2]*32789.22+[.H2]*70.58-29919" office:value-type="float" office:value="187176.36">
            <text:p>187176.36</text:p>
          </table:table-cell>
          <table:table-cell table:formula="of:=[.E2]*20.75957+[.F2]*22737.22+[.G2]*2.453016+[.H2]*61.23595" office:value-type="float" office:value="191544.5932">
            <text:p>191544.5932</text:p>
          </table:table-cell>
        </table:table-row>
        <table:table-row table:style-name="ro2">
          <table:table-cell office:value-type="string">
            <text:p>MacBook Pro Retinaディスプレイ 2500/15.4 MGXC2J/A</text:p>
          </table:table-cell>
          <table:table-cell office:value-type="float" office:value="221939">
            <text:p>221939</text:p>
          </table:table-cell>
          <table:table-cell office:value-type="float" office:value="15.4">
            <text:p>15.4</text:p>
          </table:table-cell>
          <table:table-cell office:value-type="float" office:value="1">
            <text:p>1</text:p>
          </table:table-cell>
          <table:table-cell office:value-type="float" office:value="2500">
            <text:p>2500</text:p>
          </table:table-cell>
          <table:table-cell office:value-type="float" office:value="4">
            <text:p>4</text:p>
          </table:table-cell>
          <table:table-cell office:value-type="float" office:value="16000">
            <text:p>16000</text:p>
          </table:table-cell>
          <table:table-cell office:value-type="float" office:value="256">
            <text:p>256</text:p>
          </table:table-cell>
          <table:table-cell table:formula="of:=[.E3]*27.307+[.F3]*28389.394+[.G3]*1.206+[.H3]*66.256-19840.669" office:value-type="float" office:value="198241.943">
            <text:p>198241.943</text:p>
          </table:table-cell>
          <table:table-cell table:formula="of:=[.E3]*30.85+[.F3]*32789.22+[.H3]*70.58-29919" office:value-type="float" office:value="196431.36">
            <text:p>196431.36</text:p>
          </table:table-cell>
          <table:table-cell table:formula="of:=[.E3]*20.75957+[.F3]*22737.22+[.G3]*2.453016+[.H3]*61.23595" office:value-type="float" office:value="197772.4642">
            <text:p>197772.4642</text:p>
          </table:table-cell>
        </table:table-row>
        <table:table-row table:style-name="ro2">
          <table:table-cell office:value-type="string">
            <text:p>MacBook Pro Retinaディスプレイ 2600/13.3 MGX72J/A</text:p>
          </table:table-cell>
          <table:table-cell office:value-type="float" office:value="118501">
            <text:p>118501</text:p>
          </table:table-cell>
          <table:table-cell office:value-type="float" office:value="13.3">
            <text:p>13.3</text:p>
          </table:table-cell>
          <table:table-cell office:value-type="float" office:value="1">
            <text:p>1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128">
            <text:p>128</text:p>
          </table:table-cell>
          <table:table-cell table:formula="of:=[.E4]*27.307+[.F4]*28389.394+[.G4]*1.206+[.H4]*66.256-19840.669" office:value-type="float" office:value="126065.087">
            <text:p>126065.087</text:p>
          </table:table-cell>
          <table:table-cell table:formula="of:=[.E4]*30.85+[.F4]*32789.22+[.H4]*70.58-29919" office:value-type="float" office:value="124903.68">
            <text:p>124903.68</text:p>
          </table:table-cell>
          <table:table-cell table:formula="of:=[.E4]*20.75957+[.F4]*22737.22+[.G4]*2.453016+[.H4]*61.23595" office:value-type="float" office:value="126911.6516">
            <text:p>126911.6516</text:p>
          </table:table-cell>
        </table:table-row>
        <table:table-row table:style-name="ro2">
          <table:table-cell office:value-type="string">
            <text:p>MacBook Pro Retinaディスプレイ 2600/13.3 MGX82J/A</text:p>
          </table:table-cell>
          <table:table-cell office:value-type="float" office:value="135932">
            <text:p>135932</text:p>
          </table:table-cell>
          <table:table-cell office:value-type="float" office:value="13.3">
            <text:p>13.3</text:p>
          </table:table-cell>
          <table:table-cell office:value-type="float" office:value="1">
            <text:p>1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56">
            <text:p>256</text:p>
          </table:table-cell>
          <table:table-cell table:formula="of:=[.E5]*27.307+[.F5]*28389.394+[.G5]*1.206+[.H5]*66.256-19840.669" office:value-type="float" office:value="134545.855">
            <text:p>134545.855</text:p>
          </table:table-cell>
          <table:table-cell table:formula="of:=[.E5]*30.85+[.F5]*32789.22+[.H5]*70.58-29919" office:value-type="float" office:value="133937.92">
            <text:p>133937.92</text:p>
          </table:table-cell>
          <table:table-cell table:formula="of:=[.E5]*20.75957+[.F5]*22737.22+[.G5]*2.453016+[.H5]*61.23595" office:value-type="float" office:value="134749.8532">
            <text:p>134749.8532</text:p>
          </table:table-cell>
        </table:table-row>
        <table:table-row table:style-name="ro2">
          <table:table-cell office:value-type="string">
            <text:p>MacBook Pro Retinaディスプレイ 2800/13.3 MGX92J/A</text:p>
          </table:table-cell>
          <table:table-cell office:value-type="float" office:value="163436">
            <text:p>163436</text:p>
          </table:table-cell>
          <table:table-cell office:value-type="float" office:value="13.3">
            <text:p>13.3</text:p>
          </table:table-cell>
          <table:table-cell office:value-type="float" office:value="1">
            <text:p>1</text:p>
          </table:table-cell>
          <table:table-cell office:value-type="float" office:value="2800">
            <text:p>2800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512">
            <text:p>512</text:p>
          </table:table-cell>
          <table:table-cell table:formula="of:=[.E6]*27.307+[.F6]*28389.394+[.G6]*1.206+[.H6]*66.256-19840.669" office:value-type="float" office:value="156968.791">
            <text:p>156968.791</text:p>
          </table:table-cell>
          <table:table-cell table:formula="of:=[.E6]*30.85+[.F6]*32789.22+[.H6]*70.58-29919" office:value-type="float" office:value="158176.4">
            <text:p>158176.4</text:p>
          </table:table-cell>
          <table:table-cell table:formula="of:=[.E6]*20.75957+[.F6]*22737.22+[.G6]*2.453016+[.H6]*61.23595" office:value-type="float" office:value="154578.1704">
            <text:p>154578.1704</text:p>
          </table:table-cell>
        </table:table-row>
        <table:table-row table:style-name="ro3">
          <table:table-cell office:value-type="string">
            <text:p>MacBook Air 1400/11.6 MD711J/B</text:p>
          </table:table-cell>
          <table:table-cell office:value-type="float" office:value="80137">
            <text:p>80137</text:p>
          </table:table-cell>
          <table:table-cell office:value-type="float" office:value="11.6">
            <text:p>11.6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 office:value-type="float" office:value="4000">
            <text:p>4000</text:p>
          </table:table-cell>
          <table:table-cell office:value-type="float" office:value="128">
            <text:p>128</text:p>
          </table:table-cell>
          <table:table-cell table:formula="of:=[.E7]*27.307+[.F7]*28389.394+[.G7]*1.206+[.H7]*66.256-19840.669" office:value-type="float" office:value="88472.687">
            <text:p>88472.687</text:p>
          </table:table-cell>
          <table:table-cell table:formula="of:=[.E7]*30.85+[.F7]*32789.22+[.H7]*70.58-29919" office:value-type="float" office:value="87883.68">
            <text:p>87883.68</text:p>
          </table:table-cell>
          <table:table-cell table:formula="of:=[.E7]*20.75957+[.F7]*22737.22+[.G7]*2.453016+[.H7]*61.23595" office:value-type="float" office:value="92188.1036">
            <text:p>92188.1036</text:p>
          </table:table-cell>
        </table:table-row>
        <table:table-row table:style-name="ro3">
          <table:table-cell office:value-type="string">
            <text:p>MacBook Air 1400/11.6 MD712J/B</text:p>
          </table:table-cell>
          <table:table-cell office:value-type="float" office:value="98398">
            <text:p>98398</text:p>
          </table:table-cell>
          <table:table-cell office:value-type="float" office:value="11.6">
            <text:p>11.6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 office:value-type="float" office:value="4000">
            <text:p>4000</text:p>
          </table:table-cell>
          <table:table-cell office:value-type="float" office:value="256">
            <text:p>256</text:p>
          </table:table-cell>
          <table:table-cell table:formula="of:=[.E8]*27.307+[.F8]*28389.394+[.G8]*1.206+[.H8]*66.256-19840.669" office:value-type="float" office:value="96953.455">
            <text:p>96953.455</text:p>
          </table:table-cell>
          <table:table-cell table:formula="of:=[.E8]*30.85+[.F8]*32789.22+[.H8]*70.58-29919" office:value-type="float" office:value="96917.92">
            <text:p>96917.92</text:p>
          </table:table-cell>
          <table:table-cell table:formula="of:=[.E8]*20.75957+[.F8]*22737.22+[.G8]*2.453016+[.H8]*61.23595" office:value-type="float" office:value="100026.3052">
            <text:p>100026.3052</text:p>
          </table:table-cell>
        </table:table-row>
        <table:table-row table:style-name="ro3">
          <table:table-cell office:value-type="string">
            <text:p>MacBook Air 1400/13.3 MD760J/B</text:p>
          </table:table-cell>
          <table:table-cell office:value-type="float" office:value="89790">
            <text:p>89790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 office:value-type="float" office:value="4000">
            <text:p>4000</text:p>
          </table:table-cell>
          <table:table-cell office:value-type="float" office:value="128">
            <text:p>128</text:p>
          </table:table-cell>
          <table:table-cell table:formula="of:=[.E9]*27.307+[.F9]*28389.394+[.G9]*1.206+[.H9]*66.256-19840.669" office:value-type="float" office:value="88472.687">
            <text:p>88472.687</text:p>
          </table:table-cell>
          <table:table-cell table:formula="of:=[.E9]*30.85+[.F9]*32789.22+[.H9]*70.58-29919" office:value-type="float" office:value="87883.68">
            <text:p>87883.68</text:p>
          </table:table-cell>
          <table:table-cell table:formula="of:=[.E9]*20.75957+[.F9]*22737.22+[.G9]*2.453016+[.H9]*61.23595" office:value-type="float" office:value="92188.1036">
            <text:p>92188.1036</text:p>
          </table:table-cell>
        </table:table-row>
        <table:table-row table:style-name="ro3">
          <table:table-cell office:value-type="string">
            <text:p>MacBook Air 1400/13.3 MD761J/B</text:p>
          </table:table-cell>
          <table:table-cell office:value-type="float" office:value="110426">
            <text:p>110426</text:p>
          </table:table-cell>
          <table:table-cell office:value-type="float" office:value="13.3">
            <text:p>13.3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2">
            <text:p>2</text:p>
          </table:table-cell>
          <table:table-cell office:value-type="float" office:value="4000">
            <text:p>4000</text:p>
          </table:table-cell>
          <table:table-cell office:value-type="float" office:value="256">
            <text:p>256</text:p>
          </table:table-cell>
          <table:table-cell table:formula="of:=[.E10]*27.307+[.F10]*28389.394+[.G10]*1.206+[.H10]*66.256-19840.669" office:value-type="float" office:value="96953.455">
            <text:p>96953.455</text:p>
          </table:table-cell>
          <table:table-cell table:formula="of:=[.E10]*30.85+[.F10]*32789.22+[.H10]*70.58-29919" office:value-type="float" office:value="96917.92">
            <text:p>96917.92</text:p>
          </table:table-cell>
          <table:table-cell table:formula="of:=[.E10]*20.75957+[.F10]*22737.22+[.G10]*2.453016+[.H10]*61.23595" office:value-type="float" office:value="100026.3052">
            <text:p>100026.3052</text:p>
          </table:table-cell>
        </table:table-row>
        <table:table-row table:style-name="ro2">
          <table:table-cell office:value-type="string">
            <text:p>MacBook Pro Retinaディスプレイ 2000/15.4 ME293J/A</text:p>
          </table:table-cell>
          <table:table-cell office:value-type="float" office:value="173040">
            <text:p>173040</text:p>
          </table:table-cell>
          <table:table-cell office:value-type="float" office:value="15.4">
            <text:p>15.4</text:p>
          </table:table-cell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8000">
            <text:p>8000</text:p>
          </table:table-cell>
          <table:table-cell office:value-type="float" office:value="256">
            <text:p>256</text:p>
          </table:table-cell>
          <table:table-cell table:formula="of:=[.E11]*27.307+[.F11]*28389.394+[.G11]*1.206+[.H11]*66.256-19840.669" office:value-type="float" office:value="174940.443">
            <text:p>174940.443</text:p>
          </table:table-cell>
          <table:table-cell table:formula="of:=[.E11]*30.85+[.F11]*32789.22+[.H11]*70.58-29919" office:value-type="float" office:value="181006.36">
            <text:p>181006.36</text:p>
          </table:table-cell>
          <table:table-cell table:formula="of:=[.E11]*20.75957+[.F11]*22737.22+[.G11]*2.453016+[.H11]*61.23595" office:value-type="float" office:value="167768.5512">
            <text:p>167768.5512</text:p>
          </table:table-cell>
        </table:table-row>
        <table:table-row table:style-name="ro2">
          <table:table-cell office:value-type="string">
            <text:p>MacBook Pro Retinaディスプレイ 2300/15.4 ME294J/A</text:p>
          </table:table-cell>
          <table:table-cell office:value-type="float" office:value="200999">
            <text:p>200999</text:p>
          </table:table-cell>
          <table:table-cell office:value-type="float" office:value="15.4">
            <text:p>15.4</text:p>
          </table:table-cell>
          <table:table-cell office:value-type="float" office:value="1">
            <text:p>1</text:p>
          </table:table-cell>
          <table:table-cell office:value-type="float" office:value="2300">
            <text:p>2300</text:p>
          </table:table-cell>
          <table:table-cell office:value-type="float" office:value="4">
            <text:p>4</text:p>
          </table:table-cell>
          <table:table-cell office:value-type="float" office:value="16000">
            <text:p>16000</text:p>
          </table:table-cell>
          <table:table-cell office:value-type="float" office:value="512">
            <text:p>512</text:p>
          </table:table-cell>
          <table:table-cell table:formula="of:=[.E12]*27.307+[.F12]*28389.394+[.G12]*1.206+[.H12]*66.256-19840.669" office:value-type="float" office:value="209742.079">
            <text:p>209742.079</text:p>
          </table:table-cell>
          <table:table-cell table:formula="of:=[.E12]*30.85+[.F12]*32789.22+[.H12]*70.58-29919" office:value-type="float" office:value="208329.84">
            <text:p>208329.84</text:p>
          </table:table-cell>
          <table:table-cell table:formula="of:=[.E12]*20.75957+[.F12]*22737.22+[.G12]*2.453016+[.H12]*61.23595" office:value-type="float" office:value="209296.9534">
            <text:p>209296.9534</text:p>
          </table:table-cell>
        </table:table-row>
        <table:table-row table:style-name="ro2">
          <table:table-cell office:value-type="string">
            <text:p>MacBook Pro Retinaディスプレイ 2400/13.3 ME864J/A</text:p>
          </table:table-cell>
          <table:table-cell office:value-type="float" office:value="112800">
            <text:p>112800</text:p>
          </table:table-cell>
          <table:table-cell office:value-type="float" office:value="13.3">
            <text:p>13.3</text:p>
          </table:table-cell>
          <table:table-cell office:value-type="float" office:value="1">
            <text:p>1</text:p>
          </table:table-cell>
          <table:table-cell office:value-type="float" office:value="2400">
            <text:p>2400</text:p>
          </table:table-cell>
          <table:table-cell office:value-type="float" office:value="2">
            <text:p>2</text:p>
          </table:table-cell>
          <table:table-cell office:value-type="float" office:value="4000">
            <text:p>4000</text:p>
          </table:table-cell>
          <table:table-cell office:value-type="float" office:value="128">
            <text:p>128</text:p>
          </table:table-cell>
          <table:table-cell table:formula="of:=[.E13]*27.307+[.F13]*28389.394+[.G13]*1.206+[.H13]*66.256-19840.669" office:value-type="float" office:value="115779.687">
            <text:p>115779.687</text:p>
          </table:table-cell>
          <table:table-cell table:formula="of:=[.E13]*30.85+[.F13]*32789.22+[.H13]*70.58-29919" office:value-type="float" office:value="118733.68">
            <text:p>118733.68</text:p>
          </table:table-cell>
          <table:table-cell table:formula="of:=[.E13]*20.75957+[.F13]*22737.22+[.G13]*2.453016+[.H13]*61.23595" office:value-type="float" office:value="112947.6736">
            <text:p>112947.6736</text:p>
          </table:table-cell>
        </table:table-row>
        <table:table-row table:style-name="ro2">
          <table:table-cell office:value-type="string">
            <text:p>MacBook Pro Retinaディスプレイ 2400/13.3 ME865J/A</text:p>
          </table:table-cell>
          <table:table-cell office:value-type="float" office:value="131500">
            <text:p>131500</text:p>
          </table:table-cell>
          <table:table-cell office:value-type="float" office:value="13.3">
            <text:p>13.3</text:p>
          </table:table-cell>
          <table:table-cell office:value-type="float" office:value="1">
            <text:p>1</text:p>
          </table:table-cell>
          <table:table-cell office:value-type="float" office:value="2400">
            <text:p>2400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256">
            <text:p>256</text:p>
          </table:table-cell>
          <table:table-cell table:formula="of:=[.E14]*27.307+[.F14]*28389.394+[.G14]*1.206+[.H14]*66.256-19840.669" office:value-type="float" office:value="129084.455">
            <text:p>129084.455</text:p>
          </table:table-cell>
          <table:table-cell table:formula="of:=[.E14]*30.85+[.F14]*32789.22+[.H14]*70.58-29919" office:value-type="float" office:value="127767.92">
            <text:p>127767.92</text:p>
          </table:table-cell>
          <table:table-cell table:formula="of:=[.E14]*20.75957+[.F14]*22737.22+[.G14]*2.453016+[.H14]*61.23595" office:value-type="float" office:value="130597.9392">
            <text:p>130597.9392</text:p>
          </table:table-cell>
        </table:table-row>
        <table:table-row table:style-name="ro2">
          <table:table-cell office:value-type="string">
            <text:p>MacBook Pro Retinaディスプレイ 2600/13.3 ME866J/A</text:p>
          </table:table-cell>
          <table:table-cell office:value-type="float" office:value="144999">
            <text:p>144999</text:p>
          </table:table-cell>
          <table:table-cell office:value-type="float" office:value="13.3">
            <text:p>13.3</text:p>
          </table:table-cell>
          <table:table-cell office:value-type="float" office:value="1">
            <text:p>1</text:p>
          </table:table-cell>
          <table:table-cell office:value-type="float" office:value="2600">
            <text:p>2600</text:p>
          </table:table-cell>
          <table:table-cell office:value-type="float" office:value="2">
            <text:p>2</text:p>
          </table:table-cell>
          <table:table-cell office:value-type="float" office:value="8000">
            <text:p>8000</text:p>
          </table:table-cell>
          <table:table-cell office:value-type="float" office:value="512">
            <text:p>512</text:p>
          </table:table-cell>
          <table:table-cell table:formula="of:=[.E15]*27.307+[.F15]*28389.394+[.G15]*1.206+[.H15]*66.256-19840.669" office:value-type="float" office:value="151507.391">
            <text:p>151507.391</text:p>
          </table:table-cell>
          <table:table-cell table:formula="of:=[.E15]*30.85+[.F15]*32789.22+[.H15]*70.58-29919" office:value-type="float" office:value="152006.4">
            <text:p>152006.4</text:p>
          </table:table-cell>
          <table:table-cell table:formula="of:=[.E15]*20.75957+[.F15]*22737.22+[.G15]*2.453016+[.H15]*61.23595" office:value-type="float" office:value="150426.2564">
            <text:p>150426.2564</text:p>
          </table:table-cell>
        </table:table-row>
        <table:table-row table:style-name="ro3">
          <table:table-cell office:value-type="string">
            <text:p>MacBook Air 1300/11.6 MD712J/A</text:p>
          </table:table-cell>
          <table:table-cell office:value-type="float" office:value="93100">
            <text:p>93100</text:p>
          </table:table-cell>
          <table:table-cell office:value-type="float" office:value="11.6">
            <text:p>11.6</text:p>
          </table:table-cell>
          <table:table-cell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office:value-type="float" office:value="4000">
            <text:p>4000</text:p>
          </table:table-cell>
          <table:table-cell office:value-type="float" office:value="256">
            <text:p>256</text:p>
          </table:table-cell>
          <table:table-cell table:formula="of:=[.E16]*27.307+[.F16]*28389.394+[.G16]*1.206+[.H16]*66.256-19840.669" office:value-type="float" office:value="94222.755">
            <text:p>94222.755</text:p>
          </table:table-cell>
          <table:table-cell table:formula="of:=[.E16]*30.85+[.F16]*32789.22+[.H16]*70.58-29919" office:value-type="float" office:value="93832.92">
            <text:p>93832.92</text:p>
          </table:table-cell>
          <table:table-cell table:formula="of:=[.E16]*20.75957 + [.F16]*22737.22 +[.G16]*2.453016+[.H16]*61.23595" office:value-type="float" office:value="97950.3482">
            <text:p>97950.3482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5111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ian </meta:initial-creator>
    <meta:creation-date>2015-02-19T20:39:46</meta:creation-date>
    <dc:date>2015-02-19T20:46:38</dc:date>
    <dc:creator>debian </dc:creator>
    <meta:editing-duration>P0D</meta:editing-duration>
    <meta:editing-cycles>1</meta:editing-cycles>
    <meta:document-statistic meta:table-count="3" meta:cell-count="176" meta:object-count="0"/>
    <meta:generator>LibreOffice/3.5$Linux_x86 LibreOffice_project/350m1$Build-2</meta:generator>
  </office:meta>
</office:document-meta>
</file>